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882in"/>
    </style:style>
    <style:style style:name="co7" style:family="table-column">
      <style:table-column-properties fo:break-before="auto" style:column-width="2.1189in"/>
    </style:style>
    <style:style style:name="co8" style:family="table-column">
      <style:table-column-properties fo:break-before="auto" style:column-width="1.1291in"/>
    </style:style>
    <style:style style:name="co9" style:family="table-column">
      <style:table-column-properties fo:break-before="auto" style:column-width="1.2429in"/>
    </style:style>
    <style:style style:name="co10" style:family="table-column">
      <style:table-column-properties fo:break-before="auto" style:column-width="1.57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808080"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808080" fo:border="0.06pt solid #000000"/>
    </style:style>
    <style:style style:name="ce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e6e6e6" style:text-align-source="fix" style:repeat-content="false" fo:border="0.06pt solid #000000"/>
      <style:paragraph-properties fo:text-align="end" fo:margin-left="0in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able-cell-properties fo:background-color="#c0c0c0" style:text-align-source="fix" style:repeat-content="false" fo:border="0.06pt solid #000000"/>
      <style:paragraph-properties fo:text-align="end" fo:margin-left="0in"/>
    </style:style>
    <style:style style:name="ce1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c0c0c0" fo:border="0.06pt solid #000000"/>
    </style:style>
    <style:style style:name="ce14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in"/>
    </style:style>
    <style:style style:name="ce1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808080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1" style:family="table-cell" style:parent-style-name="Default">
      <style:table-cell-properties fo:background-color="#e6e6e6" fo:border="0.06pt solid #000000"/>
    </style:style>
    <style:style style:name="ce22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mpressor Desig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3" table:default-cell-style-name="ce2"/>
        <table:table-column table:style-name="co5" table:default-cell-style-name="ce2"/>
        <table:table-column table:style-name="co10" table:default-cell-style-name="ce2"/>
        <table:table-column table:style-name="co3" table:default-cell-style-name="ce2"/>
        <table:table-column table:style-name="co5" table:number-columns-repeated="1010" table:default-cell-style-name="ce2"/>
        <table:table-row table:style-name="ro1">
          <table:table-cell table:style-name="ce1" office:value-type="string">
            <text:p>Single Stage Compressor: A preliminary design tool for <text:s/>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4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Default" office:value-type="string">
            <text:p>Table 1: Compressor Stage Design</text:p>
          </table:table-cell>
          <table:table-cell table:number-columns-repeated="4"/>
          <table:table-cell table:style-name="Default"/>
          <table:table-cell table:number-columns-repeated="14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Default"/>
          <table:table-cell table:style-name="ce7" office:value-type="string">
            <text:p>root</text:p>
          </table:table-cell>
          <table:table-cell table:style-name="ce7" office:value-type="string">
            <text:p>mid</text:p>
          </table:table-cell>
          <table:table-cell table:style-name="ce7" office:value-type="string">
            <text:p>tip</text:p>
          </table:table-cell>
          <table:table-cell/>
          <table:table-cell table:style-name="Default"/>
          <table:table-cell table:style-name="Default" office:value-type="string">
            <text:p>Table 5: Work</text:p>
          </table:table-cell>
          <table:table-cell table:style-name="Default" table:number-columns-repeated="2"/>
          <table:table-cell/>
          <table:table-cell table:style-name="ce1" office:value-type="string">
            <text:p>Table 8: Atmospheric properties</text:p>
          </table:table-cell>
          <table:table-cell table:number-columns-repeated="9"/>
          <table:table-cell table:style-name="Default" table:number-columns-repeated="3"/>
          <table:table-cell table:number-columns-repeated="1001"/>
        </table:table-row>
        <table:table-row table:style-name="ro2">
          <table:table-cell table:style-name="ce3" office:value-type="string">
            <text:p>Reaction</text:p>
          </table:table-cell>
          <table:table-cell table:number-columns-repeated="3" table:style-name="ce8" office:value-type="float" office:value="0.9">
            <text:p>0.9</text:p>
          </table:table-cell>
          <table:table-cell/>
          <table:table-cell table:style-name="Default"/>
          <table:table-cell table:style-name="ce3" office:value-type="string">
            <text:p>Mass Flow Rate </text:p>
          </table:table-cell>
          <table:table-cell table:style-name="ce12" table:formula="of:=[.C23]*[.L23]*[.L6]" office:value-type="float" office:value="0.136795857108961">
            <text:p>0.1367958571</text:p>
          </table:table-cell>
          <table:table-cell table:style-name="ce14" office:value-type="string">
            <text:p>kg/s</text:p>
          </table:table-cell>
          <table:table-cell table:style-name="Default"/>
          <table:table-cell table:style-name="ce3" office:value-type="string">
            <text:p>p_atm</text:p>
          </table:table-cell>
          <table:table-cell table:style-name="ce8" table:formula="of:=101300" office:value-type="float" office:value="101300">
            <text:p>101300</text:p>
          </table:table-cell>
          <table:table-cell table:style-name="ce14" office:value-type="string">
            <text:p>Pa</text:p>
          </table:table-cell>
          <table:table-cell table:number-columns-repeated="7"/>
          <table:table-cell table:style-name="Default" table:number-columns-repeated="3"/>
          <table:table-cell table:number-columns-repeated="1001"/>
        </table:table-row>
        <table:table-row table:style-name="ro3">
          <table:table-cell table:style-name="ce3" office:value-type="string">
            <text:p>Flow Coefficient φ</text:p>
          </table:table-cell>
          <table:table-cell table:style-name="ce8" office:value-type="float" office:value="1.7">
            <text:p>1.7</text:p>
          </table:table-cell>
          <table:table-cell table:style-name="ce8" office:value-type="float" office:value="0.8">
            <text:p>0.8</text:p>
          </table:table-cell>
          <table:table-cell table:style-name="ce8" office:value-type="float" office:value="0.7">
            <text:p>0.7</text:p>
          </table:table-cell>
          <table:table-cell table:style-name="Default" table:number-columns-repeated="2"/>
          <table:table-cell table:style-name="ce3" office:value-type="string">
            <text:p>Specific Work</text:p>
          </table:table-cell>
          <table:table-cell table:style-name="ce12" table:formula="of:=([.C38])*[.C19]" office:value-type="float" office:value="737.676843135184">
            <text:p>737.6768431352</text:p>
          </table:table-cell>
          <table:table-cell table:style-name="ce14" office:value-type="string">
            <text:p>Ws/kg</text:p>
          </table:table-cell>
          <table:table-cell table:style-name="Default"/>
          <table:table-cell table:style-name="ce3" office:value-type="string">
            <text:p>rho_atm</text:p>
          </table:table-cell>
          <table:table-cell table:style-name="ce8" office:value-type="float" office:value="1.245">
            <text:p>1.245</text:p>
          </table:table-cell>
          <table:table-cell table:style-name="ce14" office:value-type="string">
            <text:p>kg/m^3</text:p>
          </table:table-cell>
          <table:table-cell table:number-columns-repeated="7"/>
          <table:table-cell table:style-name="Default" table:number-columns-repeated="3"/>
          <table:table-cell table:number-columns-repeated="1001"/>
        </table:table-row>
        <table:table-row table:style-name="ro3">
          <table:table-cell table:style-name="ce3" office:value-type="string">
            <text:p>Stage Loading ψ</text:p>
          </table:table-cell>
          <table:table-cell table:number-columns-repeated="3" table:style-name="ce8" office:value-type="float" office:value="0.3">
            <text:p>0.3</text:p>
          </table:table-cell>
          <table:table-cell table:style-name="Default" table:number-columns-repeated="2"/>
          <table:table-cell table:style-name="ce3" office:value-type="string">
            <text:p>Work</text:p>
          </table:table-cell>
          <table:table-cell table:style-name="ce12" table:formula="of:=[.H6]*[.H5]" office:value-type="float" office:value="100.91113602611">
            <text:p>100.9111360261</text:p>
          </table:table-cell>
          <table:table-cell table:style-name="ce14" office:value-type="string">
            <text:p>W</text:p>
          </table:table-cell>
          <table:table-cell table:style-name="Default"/>
          <table:table-cell table:style-name="ce3" office:value-type="string">
            <text:p>specific heat ratio γ</text:p>
          </table:table-cell>
          <table:table-cell table:style-name="ce8" office:value-type="float" office:value="1.4">
            <text:p>1.4</text:p>
          </table:table-cell>
          <table:table-cell table:style-name="ce14"/>
          <table:table-cell table:number-columns-repeated="7"/>
          <table:table-cell table:style-name="Default" table:number-columns-repeated="3"/>
          <table:table-cell table:number-columns-repeated="1001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style-name="ce15" office:value-type="string" table:number-columns-spanned="1" table:number-rows-spanned="2">
            <text:p>Fan Thrust</text:p>
          </table:table-cell>
          <table:table-cell table:style-name="ce13" table:formula="of:=[.M26]*[.M23]*[.L6]*[.M26]" office:value-type="float" office:value="5.42669458034373">
            <text:p>5.4266945803</text:p>
          </table:table-cell>
          <table:table-cell table:style-name="ce13" office:value-type="string">
            <text:p>N</text:p>
          </table:table-cell>
          <table:table-cell table:style-name="Default"/>
          <table:table-cell table:style-name="ce3" office:value-type="string">
            <text:p>Gas Constant</text:p>
          </table:table-cell>
          <table:table-cell table:style-name="ce22" office:value-type="float" office:value="8.314">
            <text:p>8.314</text:p>
          </table:table-cell>
          <table:table-cell table:style-name="ce23" office:value-type="string">
            <text:p><text:a xlink:href="http://en.wikipedia.org/wiki/Joule" xlink:type="simple">J</text:a>/<text:a xlink:href="http://en.wikipedia.org/wiki/Kelvin" xlink:type="simple">K</text:a><text:a xlink:href="http://en.wikipedia.org/wiki/Mole_%28unit%29" xlink:type="simple">mol</text:a></text:p>
          </table:table-cell>
          <table:table-cell table:number-columns-repeated="7"/>
          <table:table-cell table:style-name="Default" table:number-columns-repeated="3"/>
          <table:table-cell table:number-columns-repeated="1001"/>
        </table:table-row>
        <table:table-row table:style-name="ro2">
          <table:table-cell table:style-name="Default" office:value-type="string">
            <text:p>Table 2: Power System Parameters</text:p>
          </table:table-cell>
          <table:table-cell table:style-name="Default" table:number-columns-repeated="3"/>
          <table:table-cell/>
          <table:table-cell table:style-name="Default"/>
          <table:covered-table-cell table:style-name="ce16"/>
          <table:table-cell table:style-name="ce13" table:formula="of:=[.H8]/9.81" office:value-type="float" office:value="0.553179875672144">
            <text:p>0.5531798757</text:p>
          </table:table-cell>
          <table:table-cell table:style-name="ce13" office:value-type="string">
            <text:p>kg</text:p>
          </table:table-cell>
          <table:table-cell table:style-name="Default"/>
          <table:table-cell table:style-name="ce3" office:value-type="string">
            <text:p>Cp</text:p>
          </table:table-cell>
          <table:table-cell table:style-name="ce8" office:value-type="float" office:value="1.006">
            <text:p>1.006</text:p>
          </table:table-cell>
          <table:table-cell table:style-name="ce14" office:value-type="string">
            <text:p>kJ/kgK</text:p>
          </table:table-cell>
          <table:table-cell table:number-columns-repeated="7"/>
          <table:table-cell table:style-name="Default" table:number-columns-repeated="3"/>
          <table:table-cell table:number-columns-repeated="1001"/>
        </table:table-row>
        <table:table-row table:style-name="ro2">
          <table:table-cell table:style-name="ce4" office:value-type="string">
            <text:p>Motor Power</text:p>
          </table:table-cell>
          <table:table-cell table:style-name="ce9" office:value-type="float" office:value="500">
            <text:p>500</text:p>
          </table:table-cell>
          <table:table-cell table:style-name="ce11" office:value-type="string">
            <text:p>W</text:p>
          </table:table-cell>
          <table:table-cell table:style-name="Default"/>
          <table:table-cell/>
          <table:table-cell table:style-name="Default"/>
          <table:table-cell table:style-name="ce15" office:value-type="string" table:number-columns-spanned="1" table:number-rows-spanned="2">
            <text:p>Exhaust Thrust</text:p>
          </table:table-cell>
          <table:table-cell table:style-name="ce13" table:formula="of:=[.H5]*[.Q26]" office:value-type="float" office:value="6.38434656511027">
            <text:p>6.3843465651</text:p>
          </table:table-cell>
          <table:table-cell table:style-name="ce13" office:value-type="string">
            <text:p>N</text:p>
          </table:table-cell>
          <table:table-cell table:style-name="Default"/>
          <table:table-cell table:style-name="ce3" office:value-type="string">
            <text:p>Cv</text:p>
          </table:table-cell>
          <table:table-cell table:style-name="ce8" table:formula="of:=[.L9]/[.L7]" office:value-type="float" office:value="0.718571428571429">
            <text:p>0.7185714286</text:p>
          </table:table-cell>
          <table:table-cell table:style-name="ce13"/>
          <table:table-cell table:style-name="Default" table:number-columns-repeated="10"/>
          <table:table-cell table:number-columns-repeated="1001"/>
        </table:table-row>
        <table:table-row table:style-name="ro1">
          <table:table-cell table:style-name="ce4" office:value-type="string">
            <text:p>KV</text:p>
          </table:table-cell>
          <table:table-cell table:style-name="ce9" office:value-type="float" office:value="1800">
            <text:p>1800</text:p>
          </table:table-cell>
          <table:table-cell table:style-name="ce11" office:value-type="string">
            <text:p>rpm/V</text:p>
          </table:table-cell>
          <table:table-cell table:style-name="Default"/>
          <table:table-cell/>
          <table:table-cell table:style-name="Default"/>
          <table:covered-table-cell table:style-name="ce16"/>
          <table:table-cell table:style-name="ce13" table:formula="of:=[.H10]/9.81" office:value-type="float" office:value="0.650799853731934">
            <text:p>0.6507998537</text:p>
          </table:table-cell>
          <table:table-cell table:style-name="ce13" office:value-type="string">
            <text:p>kg</text:p>
          </table:table-cell>
          <table:table-cell table:style-name="Default" table:number-columns-repeated="14"/>
          <table:table-cell table:number-columns-repeated="1001"/>
        </table:table-row>
        <table:table-row table:style-name="ro1">
          <table:table-cell table:style-name="ce4" office:value-type="string">
            <text:p>V</text:p>
          </table:table-cell>
          <table:table-cell table:style-name="ce9" office:value-type="float" office:value="11.1">
            <text:p>11.1</text:p>
          </table:table-cell>
          <table:table-cell table:style-name="ce11" office:value-type="string">
            <text:p>V</text:p>
          </table:table-cell>
          <table:table-cell table:style-name="Default"/>
          <table:table-cell/>
          <table:table-cell table:style-name="Default" table:number-columns-repeated="18"/>
          <table:table-cell table:number-columns-repeated="1001"/>
        </table:table-row>
        <table:table-row table:style-name="ro1">
          <table:table-cell table:style-name="ce4" office:value-type="string">
            <text:p>No. Cells</text:p>
          </table:table-cell>
          <table:table-cell table:style-name="ce10" office:value-type="float" office:value="3">
            <text:p>3</text:p>
          </table:table-cell>
          <table:table-cell table:style-name="ce12" office:value-type="string">
            <text:p>--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Table 6: Duct Geometry</text:p>
          </table:table-cell>
          <table:table-cell table:style-name="Default" table:number-columns-repeated="16"/>
          <table:table-cell table:number-columns-repeated="1001"/>
        </table:table-row>
        <table:table-row table:style-name="ro2">
          <table:table-cell table:style-name="ce4" office:value-type="string">
            <text:p>rpm</text:p>
          </table:table-cell>
          <table:table-cell table:style-name="ce11" table:formula="of:=[.B12]*[.B11]" office:value-type="float" office:value="19980">
            <text:p>19980</text:p>
          </table:table-cell>
          <table:table-cell table:style-name="ce11" office:value-type="string">
            <text:p>rpm</text:p>
          </table:table-cell>
          <table:table-cell table:style-name="Default"/>
          <table:table-cell/>
          <table:table-cell table:style-name="Default"/>
          <table:table-cell table:style-name="ce7" office:value-type="string">
            <text:p>Inlet (%Afan)</text:p>
          </table:table-cell>
          <table:table-cell table:style-name="ce21" office:value-type="float" office:value="0.9">
            <text:p>0.9</text:p>
          </table:table-cell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4" office:value-type="string">
            <text:p>rad/s</text:p>
          </table:table-cell>
          <table:table-cell table:style-name="ce11" table:formula="of:=[.B14]/60*PI()*2" office:value-type="float" office:value="2092.3007072908">
            <text:p>2092.3007072908</text:p>
          </table:table-cell>
          <table:table-cell table:style-name="ce11" office:value-type="string">
            <text:p>rad/s</text:p>
          </table:table-cell>
          <table:table-cell table:style-name="Default"/>
          <table:table-cell/>
          <table:table-cell table:style-name="Default"/>
          <table:table-cell table:style-name="ce7" office:value-type="string">
            <text:p>Outlet (%Afan)</text:p>
          </table:table-cell>
          <table:table-cell table:style-name="ce21" office:value-type="float" office:value="0.85">
            <text:p>0.85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style-name="Default" office:value-type="string">
            <text:p><text:s/>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table:style-name="Default" office:value-type="string">
            <text:p>Table 3: Parameters</text:p>
          </table:table-cell>
          <table:table-cell table:style-name="ce7" office:value-type="string">
            <text:p>root</text:p>
          </table:table-cell>
          <table:table-cell table:style-name="ce7" office:value-type="string">
            <text:p>mid</text:p>
          </table:table-cell>
          <table:table-cell table:style-name="ce7" office:value-type="string">
            <text:p>tip</text:p>
          </table:table-cell>
          <table:table-cell/>
          <table:table-cell table:style-name="Default" table:number-columns-repeated="18"/>
          <table:table-cell table:number-columns-repeated="1001"/>
        </table:table-row>
        <table:table-row table:style-name="ro1">
          <table:table-cell table:style-name="ce3" office:value-type="string">
            <text:p>Radii</text:p>
          </table:table-cell>
          <table:table-cell table:style-name="ce11" table:formula="of:=0.028/2" office:value-type="float" office:value="0.014">
            <text:p>0.014</text:p>
          </table:table-cell>
          <table:table-cell table:style-name="ce11" table:formula="of:=([.$L$21]+[.$L$22])/2/2" office:value-type="float" office:value="0.0237">
            <text:p>0.0237</text:p>
          </table:table-cell>
          <table:table-cell table:style-name="ce11" table:formula="of:=0.066/2" office:value-type="float" office:value="0.033">
            <text:p>0.033</text:p>
          </table:table-cell>
          <table:table-cell table:style-name="ce11" office:value-type="string">
            <text:p>m/s</text:p>
          </table:table-cell>
          <table:table-cell table:style-name="Default"/>
          <table:table-cell table:style-name="Default" office:value-type="string">
            <text:p>Table 7: Duct Flow Predictions</text:p>
          </table:table-cell>
          <table:table-cell table:style-name="Default" table:number-columns-repeated="16"/>
          <table:table-cell table:number-columns-repeated="1001"/>
        </table:table-row>
        <table:table-row table:style-name="ro1">
          <table:table-cell table:style-name="ce3" office:value-type="string">
            <text:p>U</text:p>
          </table:table-cell>
          <table:table-cell table:style-name="ce11" table:formula="of:=[.$B15]*[.$B18]" office:value-type="float" office:value="29.2922099020712">
            <text:p>29.2922099021</text:p>
          </table:table-cell>
          <table:table-cell table:style-name="ce11" table:formula="of:=[.$B15]*[.$C18]" office:value-type="float" office:value="49.587526762792">
            <text:p>49.5875267628</text:p>
          </table:table-cell>
          <table:table-cell table:style-name="ce11" table:formula="of:=[.$B15]*[.$D18]" office:value-type="float" office:value="69.0459233405965">
            <text:p>69.0459233406</text:p>
          </table:table-cell>
          <table:table-cell table:style-name="ce11" office:value-type="string">
            <text:p>m/s</text:p>
          </table:table-cell>
          <table:table-cell table:style-name="Default"/>
          <table:table-cell/>
          <table:table-cell table:style-name="ce5" office:value-type="string" table:number-columns-spanned="2" table:number-rows-spanned="1">
            <text:p>Intake</text:p>
          </table:table-cell>
          <table:covered-table-cell table:style-name="ce3"/>
          <table:table-cell table:style-name="ce5" office:value-type="string" table:number-columns-spanned="2" table:number-rows-spanned="1">
            <text:p>nose cone contraction</text:p>
          </table:table-cell>
          <table:covered-table-cell table:style-name="ce3"/>
          <table:table-cell table:style-name="ce5" office:value-type="string" table:number-columns-spanned="2" table:number-rows-spanned="1">
            <text:p>Fan</text:p>
          </table:table-cell>
          <table:covered-table-cell table:style-name="ce3"/>
          <table:table-cell table:style-name="ce5" office:value-type="string" table:number-columns-spanned="2" table:number-rows-spanned="1">
            <text:p>exit diffusion</text:p>
          </table:table-cell>
          <table:covered-table-cell table:style-name="Default"/>
          <table:table-cell table:style-name="ce5" office:value-type="string" table:number-columns-spanned="2" table:number-rows-spanned="1">
            <text:p>Exhaust</text:p>
          </table:table-cell>
          <table:covered-table-cell table:style-name="ce3"/>
          <table:table-cell table:style-name="Default" table:number-columns-repeated="6"/>
          <table:table-cell table:number-columns-repeated="1001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style-name="ce4" office:value-type="string">
            <text:p>Station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Default" table:number-columns-repeated="6"/>
          <table:table-cell table:number-columns-repeated="1001"/>
        </table:table-row>
        <table:table-row table:style-name="ro1">
          <table:table-cell table:style-name="ce1" office:value-type="string">
            <text:p>Table 4: Velocity Triangle Results</text:p>
          </table:table-cell>
          <table:table-cell/>
          <table:table-cell table:style-name="ce1"/>
          <table:table-cell table:style-name="Default"/>
          <table:table-cell/>
          <table:table-cell table:style-name="Default"/>
          <table:table-cell table:style-name="ce4" office:value-type="string">
            <text:p>OD (m)</text:p>
          </table:table-cell>
          <table:table-cell table:style-name="ce12" table:formula="of:=SQRT(4/PI()*[.H23])" office:value-type="float" office:value="0.0563374120811384">
            <text:p>0.0563374121</text:p>
          </table:table-cell>
          <table:table-cell table:style-name="ce12" table:formula="of:=[.L21]" office:value-type="float" office:value="0.066">
            <text:p>0.066</text:p>
          </table:table-cell>
          <table:table-cell table:style-name="ce12" table:formula="of:=[.M21]" office:value-type="float" office:value="0.066">
            <text:p>0.066</text:p>
          </table:table-cell>
          <table:table-cell table:style-name="ce12" table:formula="of:=[.P21]" office:value-type="float" office:value="0.066">
            <text:p>0.066</text:p>
          </table:table-cell>
          <table:table-cell table:style-name="ce8" office:value-type="float" office:value="0.066">
            <text:p>0.066</text:p>
          </table:table-cell>
          <table:table-cell table:style-name="ce12" table:formula="of:=[.L21]" office:value-type="float" office:value="0.066">
            <text:p>0.066</text:p>
          </table:table-cell>
          <table:table-cell table:style-name="ce12" table:formula="of:=[.K21]" office:value-type="float" office:value="0.066">
            <text:p>0.066</text:p>
          </table:table-cell>
          <table:table-cell table:style-name="ce12" table:formula="of:=[.L21]" office:value-type="float" office:value="0.066">
            <text:p>0.066</text:p>
          </table:table-cell>
          <table:table-cell table:style-name="ce12" table:formula="of:=[.M21]" office:value-type="float" office:value="0.066">
            <text:p>0.066</text:p>
          </table:table-cell>
          <table:table-cell table:style-name="ce12" table:formula="of:=SQRT(4/PI()*[.Q23])" office:value-type="float" office:value="0.0547501232875324">
            <text:p>0.0547501233</text:p>
          </table:table-cell>
          <table:table-cell table:style-name="Default" table:number-columns-repeated="6"/>
          <table:table-cell table:number-columns-repeated="1001"/>
        </table:table-row>
        <table:table-row table:style-name="ro1">
          <table:table-cell table:style-name="Default"/>
          <table:table-cell table:style-name="ce7" office:value-type="string">
            <text:p>root</text:p>
          </table:table-cell>
          <table:table-cell table:style-name="ce7" office:value-type="string">
            <text:p>mid</text:p>
          </table:table-cell>
          <table:table-cell table:style-name="ce7" office:value-type="string">
            <text:p>tip</text:p>
          </table:table-cell>
          <table:table-cell table:style-name="Default" table:number-columns-repeated="2"/>
          <table:table-cell table:style-name="ce4" office:value-type="string">
            <text:p>ID (m)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table:formula="of:=[.L22]" office:value-type="float" office:value="0.0288">
            <text:p>0.0288</text:p>
          </table:table-cell>
          <table:table-cell table:style-name="ce8" office:value-type="float" office:value="0.0288">
            <text:p>0.0288</text:p>
          </table:table-cell>
          <table:table-cell table:style-name="ce12" table:formula="of:=[.L22]" office:value-type="float" office:value="0.0288">
            <text:p>0.0288</text:p>
          </table:table-cell>
          <table:table-cell table:style-name="ce12" table:formula="of:=[.M22]" office:value-type="float" office:value="0.0288">
            <text:p>0.0288</text:p>
          </table:table-cell>
          <table:table-cell table:number-columns-repeated="3" table:style-name="ce12" office:value-type="float" office:value="0">
            <text:p>0</text:p>
          </table:table-cell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3" office:value-type="string">
            <text:p>Cx </text:p>
          </table:table-cell>
          <table:table-cell table:style-name="ce12" table:formula="of:=[.B$6]*[.B$19]" office:value-type="float" office:value="49.7967568335211">
            <text:p>49.7967568335</text:p>
          </table:table-cell>
          <table:table-cell table:style-name="ce12" table:formula="of:=[.C$6]*[.C$19]" office:value-type="float" office:value="39.6700214102336">
            <text:p>39.6700214102</text:p>
          </table:table-cell>
          <table:table-cell table:style-name="ce12" table:formula="of:=[.D$6]*[.D$19]" office:value-type="float" office:value="48.3321463384175">
            <text:p>48.3321463384</text:p>
          </table:table-cell>
          <table:table-cell table:style-name="ce14" office:value-type="string">
            <text:p>m/s</text:p>
          </table:table-cell>
          <table:table-cell table:style-name="Default"/>
          <table:table-cell table:style-name="ce4" office:value-type="string">
            <text:p>A (m^2)</text:p>
          </table:table-cell>
          <table:table-cell table:style-name="ce12" table:formula="of:=[.H14]*[.L23]" office:value-type="float" office:value="0.00249277837239981">
            <text:p>0.0024927784</text:p>
          </table:table-cell>
          <table:table-cell table:style-name="ce12" table:formula="of:=PI()*([.I21]^2-[.I22]^2)/4" office:value-type="float" office:value="0.00342119439975928">
            <text:p>0.0034211944</text:p>
          </table:table-cell>
          <table:table-cell table:style-name="ce12" table:formula="of:=PI()*([.J21]^2-[.J22]^2)/4" office:value-type="float" office:value="0.00342119439975928">
            <text:p>0.0034211944</text:p>
          </table:table-cell>
          <table:table-cell table:style-name="ce12" table:formula="of:=PI()*([.K21]^2-[.K22]^2)/4" office:value-type="float" office:value="0.00276975374711091">
            <text:p>0.0027697537</text:p>
          </table:table-cell>
          <table:table-cell table:style-name="ce12" table:formula="of:=PI()*([.L21]^2-[.L22]^2)/4" office:value-type="float" office:value="0.00276975374711091">
            <text:p>0.0027697537</text:p>
          </table:table-cell>
          <table:table-cell table:style-name="ce12" table:formula="of:=PI()*([.M21]^2-[.M22]^2)/4" office:value-type="float" office:value="0.00276975374711091">
            <text:p>0.0027697537</text:p>
          </table:table-cell>
          <table:table-cell table:style-name="ce12" table:formula="of:=PI()*([.N21]^2-[.N22]^2)/4" office:value-type="float" office:value="0.00276975374711091">
            <text:p>0.0027697537</text:p>
          </table:table-cell>
          <table:table-cell table:style-name="ce12" table:formula="of:=PI()*([.O21]^2-[.O22]^2)/4" office:value-type="float" office:value="0.00342119439975928">
            <text:p>0.0034211944</text:p>
          </table:table-cell>
          <table:table-cell table:style-name="ce12" table:formula="of:=PI()*([.P21]^2-[.P22]^2)/4" office:value-type="float" office:value="0.00342119439975928">
            <text:p>0.0034211944</text:p>
          </table:table-cell>
          <table:table-cell table:style-name="ce12" table:formula="of:=[.H15]*[.M23]" office:value-type="float" office:value="0.00235429068504427">
            <text:p>0.0023542907</text:p>
          </table:table-cell>
          <table:table-cell table:style-name="Default" table:number-columns-repeated="6"/>
          <table:table-cell table:number-columns-repeated="1001"/>
        </table:table-row>
        <table:table-row table:style-name="ro1">
          <table:table-cell table:style-name="ce5" office:value-type="string" table:number-columns-spanned="1" table:number-rows-spanned="2">
            <text:p>Alpha 1</text:p>
          </table:table-cell>
          <table:table-cell table:style-name="ce12" table:formula="of:=ATAN([.B30]/[.B23])" office:value-type="float" office:value="-0.0294032882040052">
            <text:p>-0.0294032882</text:p>
          </table:table-cell>
          <table:table-cell table:style-name="ce12" table:formula="of:=ATAN([.C30]/[.C23])" office:value-type="float" office:value="-0.0624188099959576">
            <text:p>-0.06241881</text:p>
          </table:table-cell>
          <table:table-cell table:style-name="ce12" table:formula="of:=ATAN([.D30]/[.D23])" office:value-type="float" office:value="-0.0713074647852904">
            <text:p>-0.0713074648</text:p>
          </table:table-cell>
          <table:table-cell table:style-name="ce14" office:value-type="string">
            <text:p>rad</text:p>
          </table:table-cell>
          <table:table-cell table:style-name="Default"/>
          <table:table-cell table:style-name="ce4" office:value-type="string">
            <text:p>P (Pa)</text:p>
          </table:table-cell>
          <table:table-cell table:style-name="ce8" office:value-type="float" office:value="101300">
            <text:p>101300</text:p>
          </table:table-cell>
          <table:table-cell table:style-name="ce12" table:formula="of:=[.H24]+0.5*([.H26]^2-[.I26]^2)" office:value-type="float" office:value="101755.697137074">
            <text:p>101755.697137074</text:p>
          </table:table-cell>
          <table:table-cell table:style-name="ce12" table:formula="of:=[.I24]-0.5*([.I26]^2-[.J26]^2)" office:value-type="float" office:value="101755.697137074">
            <text:p>101755.697137074</text:p>
          </table:table-cell>
          <table:table-cell table:style-name="ce12" table:formula="of:=[.J24]-0.5*([.J26]^2-[.K26]^2)" office:value-type="float" office:value="102026.823278005">
            <text:p>102026.823278005</text:p>
          </table:table-cell>
          <table:table-cell table:style-name="ce12" table:formula="of:=[.K24]-0.5*([.L26]^2-[.K26]^2)" office:value-type="float" office:value="102026.823278005">
            <text:p>102026.823278005</text:p>
          </table:table-cell>
          <table:table-cell table:style-name="ce12" table:formula="of:=[.L24]-0.5*([.M26]^2-[.L26]^2)+[.H6]" office:value-type="float" office:value="102764.50012114">
            <text:p>102764.50012114</text:p>
          </table:table-cell>
          <table:table-cell table:style-name="ce12" table:formula="of:=[.M24]-0.5*([.N26]^2-[.M26]^2)" office:value-type="float" office:value="102764.50012114">
            <text:p>102764.50012114</text:p>
          </table:table-cell>
          <table:table-cell table:style-name="ce12" table:formula="of:=[.N24]-0.5*([.O26]^2-[.N26]^2)" office:value-type="float" office:value="103035.626262072">
            <text:p>103035.626262072</text:p>
          </table:table-cell>
          <table:table-cell table:style-name="ce12" table:formula="of:=[.O24]-0.5*([.P26]^2-[.O26]^2)" office:value-type="float" office:value="103035.626262072">
            <text:p>103035.626262072</text:p>
          </table:table-cell>
          <table:table-cell table:style-name="ce12" table:formula="of:=[.P24]-0.5*([.Q26]^2-[.P26]^2)" office:value-type="float" office:value="102462.282341807">
            <text:p>102462.282341807</text:p>
          </table:table-cell>
          <table:table-cell table:style-name="Default" table:number-columns-repeated="6"/>
          <table:table-cell table:number-columns-repeated="1001"/>
        </table:table-row>
        <table:table-row table:style-name="ro1">
          <table:covered-table-cell table:style-name="ce6"/>
          <table:table-cell table:style-name="ce13" table:formula="of:=[.B24]*180/PI()" office:value-type="float" office:value="-1.68468431789629">
            <text:p>-1.6846843179</text:p>
          </table:table-cell>
          <table:table-cell table:style-name="ce13" table:formula="of:=[.C24]*180/PI()" office:value-type="float" office:value="-3.57633437499736">
            <text:p>-3.576334375</text:p>
          </table:table-cell>
          <table:table-cell table:style-name="ce13" table:formula="of:=[.D24]*180/PI()" office:value-type="float" office:value="-4.08561677997488">
            <text:p>-4.08561678</text:p>
          </table:table-cell>
          <table:table-cell table:style-name="ce13" office:value-type="string">
            <text:p>deg</text:p>
          </table:table-cell>
          <table:table-cell table:style-name="Default"/>
          <table:table-cell table:style-name="ce4" office:value-type="string">
            <text:p>Po (Pa)</text:p>
          </table:table-cell>
          <table:table-cell table:style-name="ce12" table:formula="of:=[.H24]+0.5*[.H26]^2" office:value-type="float" office:value="102271.426295487">
            <text:p>102271.426295487</text:p>
          </table:table-cell>
          <table:table-cell table:style-name="ce12" table:formula="of:=[.I24]+0.5*[.I26]^2" office:value-type="float" office:value="102271.426295487">
            <text:p>102271.426295487</text:p>
          </table:table-cell>
          <table:table-cell table:style-name="ce12" table:formula="of:=[.J24]+0.5*[.J26]^2" office:value-type="float" office:value="102271.426295487">
            <text:p>102271.426295487</text:p>
          </table:table-cell>
          <table:table-cell table:style-name="ce12" table:formula="of:=[.K24]+0.5*[.K26]^2" office:value-type="float" office:value="102813.678577349">
            <text:p>102813.678577349</text:p>
          </table:table-cell>
          <table:table-cell table:style-name="ce12" table:formula="of:=[.L24]+0.5*[.L26]^2" office:value-type="float" office:value="102813.678577349">
            <text:p>102813.678577349</text:p>
          </table:table-cell>
          <table:table-cell table:style-name="ce12" table:formula="of:=[.M24]+0.5*[.M26]^2" office:value-type="float" office:value="103551.355420484">
            <text:p>103551.355420484</text:p>
          </table:table-cell>
          <table:table-cell table:style-name="ce12" table:formula="of:=[.N24]+0.5*[.N26]^2" office:value-type="float" office:value="103551.355420484">
            <text:p>103551.355420484</text:p>
          </table:table-cell>
          <table:table-cell table:style-name="ce12" table:formula="of:=[.O24]+0.5*[.O26]^2" office:value-type="float" office:value="103551.355420484">
            <text:p>103551.355420484</text:p>
          </table:table-cell>
          <table:table-cell table:style-name="ce12" table:formula="of:=[.P24]+0.5*[.P26]^2" office:value-type="float" office:value="103551.355420484">
            <text:p>103551.355420484</text:p>
          </table:table-cell>
          <table:table-cell table:style-name="ce12" table:formula="of:=[.Q24]+0.5*[.Q26]^2" office:value-type="float" office:value="103551.355420484">
            <text:p>103551.355420484</text:p>
          </table:table-cell>
          <table:table-cell table:style-name="Default" table:number-columns-repeated="6"/>
          <table:table-cell table:number-columns-repeated="1001"/>
        </table:table-row>
        <table:table-row table:style-name="ro1">
          <table:table-cell table:style-name="ce5" office:value-type="string" table:number-columns-spanned="1" table:number-rows-spanned="2">
            <text:p>beta1</text:p>
          </table:table-cell>
          <table:table-cell table:style-name="ce12" table:formula="of:=ATAN([.B$7]/[.B$6]+([.B$5]-[.B$7]/2)/([.B$6]))" office:value-type="float" office:value="0.553294325322293">
            <text:p>0.5532943253</text:p>
          </table:table-cell>
          <table:table-cell table:style-name="ce12" table:formula="of:=ATAN([.C$7]/[.C$6]+([.C$5]-[.C$7]/2)/([.C$6]))" office:value-type="float" office:value="0.919719605350417">
            <text:p>0.9197196054</text:p>
          </table:table-cell>
          <table:table-cell table:style-name="ce12" table:formula="of:=ATAN([.D$7]/[.D$6]+([.D$5]-[.D$7]/2)/([.D$6]))" office:value-type="float" office:value="0.982793723247329">
            <text:p>0.9827937232</text:p>
          </table:table-cell>
          <table:table-cell table:style-name="ce14" office:value-type="string">
            <text:p>rad</text:p>
          </table:table-cell>
          <table:table-cell table:style-name="Default"/>
          <table:table-cell table:style-name="ce4" office:value-type="string">
            <text:p>V (m/s)</text:p>
          </table:table-cell>
          <table:table-cell table:style-name="ce12" table:formula="of:=[.I26]*[.I23]/[.H23]" office:value-type="float" office:value="44.0778015669262">
            <text:p>44.0778015669</text:p>
          </table:table-cell>
          <table:table-cell table:style-name="ce12" table:formula="of:=[.L26]*[.L23]/[.I23]" office:value-type="float" office:value="32.1163247714586">
            <text:p>32.1163247715</text:p>
          </table:table-cell>
          <table:table-cell table:style-name="ce12" table:formula="of:=[.K26]*[.K23]/[.J23]" office:value-type="float" office:value="32.1163247714586">
            <text:p>32.1163247715</text:p>
          </table:table-cell>
          <table:table-cell table:style-name="ce12" table:formula="of:=[.L26]*[.L23]/[.K23]" office:value-type="float" office:value="39.6700214102336">
            <text:p>39.6700214102</text:p>
          </table:table-cell>
          <table:table-cell table:style-name="ce12" table:formula="of:=[.C23]" office:value-type="float" office:value="39.6700214102336">
            <text:p>39.6700214102</text:p>
          </table:table-cell>
          <table:table-cell table:style-name="ce12" table:formula="of:=[.L26]" office:value-type="float" office:value="39.6700214102336">
            <text:p>39.6700214102</text:p>
          </table:table-cell>
          <table:table-cell table:style-name="ce12" table:formula="of:=[.M26]*[.M23]/[.N23]" office:value-type="float" office:value="39.6700214102336">
            <text:p>39.6700214102</text:p>
          </table:table-cell>
          <table:table-cell table:style-name="ce12" table:formula="of:=[.N26]*[.N23]/[.O23]" office:value-type="float" office:value="32.1163247714586">
            <text:p>32.1163247715</text:p>
          </table:table-cell>
          <table:table-cell table:style-name="ce12" table:formula="of:=[.O26]*[.O23]/[.P23]" office:value-type="float" office:value="32.1163247714586">
            <text:p>32.1163247715</text:p>
          </table:table-cell>
          <table:table-cell table:style-name="ce12" table:formula="of:=[.P26]*[.P23]/[.Q23]" office:value-type="float" office:value="46.6706134238043">
            <text:p>46.6706134238</text:p>
          </table:table-cell>
          <table:table-cell table:style-name="Default" table:number-columns-repeated="6"/>
          <table:table-cell table:number-columns-repeated="1001"/>
        </table:table-row>
        <table:table-row table:style-name="ro1">
          <table:covered-table-cell table:style-name="ce3"/>
          <table:table-cell table:style-name="ce12" table:formula="of:=[.B26]*180/PI()" office:value-type="float" office:value="31.7014296695057">
            <text:p>31.7014296695</text:p>
          </table:table-cell>
          <table:table-cell table:style-name="ce12" table:formula="of:=[.C26]*180/PI()" office:value-type="float" office:value="52.6960517220166">
            <text:p>52.696051722</text:p>
          </table:table-cell>
          <table:table-cell table:style-name="ce12" table:formula="of:=[.D26]*180/PI()" office:value-type="float" office:value="56.3099324740202">
            <text:p>56.309932474</text:p>
          </table:table-cell>
          <table:table-cell table:style-name="ce14" office:value-type="string">
            <text:p>deg</text:p>
          </table:table-cell>
          <table:table-cell table:style-name="Default"/>
          <table:table-cell table:style-name="ce4" office:value-type="string">
            <text:p>T (K)</text:p>
          </table:table-cell>
          <table:table-cell table:style-name="ce8" office:value-type="float" office:value="298">
            <text:p>298</text:p>
          </table:table-cell>
          <table:table-cell table:style-name="ce12" table:formula="of:=[.H27]*([.I24]/[.H24])^(([.$L$7]-1)/[.$L$7])" office:value-type="float" office:value="298.382400600134">
            <text:p>298.3824006001</text:p>
          </table:table-cell>
          <table:table-cell table:style-name="ce12" table:formula="of:=[.I27]*([.J24]/[.I24])^(([.$L$7]-1)/[.$L$7])" office:value-type="float" office:value="298.382400600134">
            <text:p>298.3824006001</text:p>
          </table:table-cell>
          <table:table-cell table:style-name="ce12" table:formula="of:=[.J27]*([.K24]/[.J24])^(([.$L$7]-1)/[.$L$7])" office:value-type="float" office:value="298.609337425415">
            <text:p>298.6093374254</text:p>
          </table:table-cell>
          <table:table-cell table:style-name="ce12" table:formula="of:=[.I27]*([.L24]/[.I24])^(([.$L$7]-1)/[.$L$7])" office:value-type="float" office:value="298.609337425415">
            <text:p>298.6093374254</text:p>
          </table:table-cell>
          <table:table-cell table:style-name="ce12" table:formula="of:=[.L27]*([.M24]/[.L24])^(([.$L$7]-1)/[.$L$7])" office:value-type="float" office:value="299.224611835019">
            <text:p>299.224611835</text:p>
          </table:table-cell>
          <table:table-cell table:style-name="ce12" table:formula="of:=[.M27]*([.N24]/[.M24])^(([.$L$7]-1)/[.$L$7])" office:value-type="float" office:value="299.224611835019">
            <text:p>299.224611835</text:p>
          </table:table-cell>
          <table:table-cell table:style-name="ce12" table:formula="of:=[.N27]*([.O24]/[.N24])^(([.$L$7]-1)/[.$L$7])" office:value-type="float" office:value="299.449957263526">
            <text:p>299.4499572635</text:p>
          </table:table-cell>
          <table:table-cell table:style-name="ce12" table:formula="of:=[.O27]*([.P24]/[.O24])^(([.$L$7]-1)/[.$L$7])" office:value-type="float" office:value="299.449957263526">
            <text:p>299.4499572635</text:p>
          </table:table-cell>
          <table:table-cell table:style-name="ce12" table:formula="of:=[.P27]*([.Q24]/[.P24])^(([.$L$7]-1)/[.$L$7])" office:value-type="float" office:value="298.972923645259">
            <text:p>298.9729236453</text:p>
          </table:table-cell>
          <table:table-cell table:style-name="Default" office:value-type="string">
            <text:p>(adiabatic process)</text:p>
          </table:table-cell>
          <table:table-cell table:style-name="Default" table:number-columns-repeated="5"/>
          <table:table-cell table:number-columns-repeated="1001"/>
        </table:table-row>
        <table:table-row table:style-name="ro2">
          <table:table-cell table:style-name="ce3" office:value-type="string">
            <text:p>w1</text:p>
          </table:table-cell>
          <table:table-cell table:style-name="ce12" table:formula="of:=[.B23]/COS([.B26])" office:value-type="float" office:value="58.5294711413054">
            <text:p>58.5294711413</text:p>
          </table:table-cell>
          <table:table-cell table:style-name="ce12" table:formula="of:=[.C23]/COS([.C26])" office:value-type="float" office:value="65.4574136153438">
            <text:p>65.4574136153</text:p>
          </table:table-cell>
          <table:table-cell table:style-name="ce12" table:formula="of:=[.D23]/COS([.D26])" office:value-type="float" office:value="87.1320159381968">
            <text:p>87.1320159382</text:p>
          </table:table-cell>
          <table:table-cell table:style-name="ce14" office:value-type="string">
            <text:p>m/s</text:p>
          </table:table-cell>
          <table:table-cell table:style-name="Default"/>
          <table:table-cell table:style-name="ce17" office:value-type="string">
            <text:p>u (kJ/kg)</text:p>
          </table:table-cell>
          <table:table-cell table:style-name="ce13" table:formula="of:=[.H27]*[.$L$10]" office:value-type="float" office:value="214.134285714286">
            <text:p>214.1342857143</text:p>
          </table:table-cell>
          <table:table-cell table:style-name="ce13" table:formula="of:=[.I27]*[.$L$10]" office:value-type="float" office:value="214.40906785981">
            <text:p>214.4090678598</text:p>
          </table:table-cell>
          <table:table-cell table:style-name="ce13" table:formula="of:=[.J27]*[.$L$10]" office:value-type="float" office:value="214.40906785981">
            <text:p>214.4090678598</text:p>
          </table:table-cell>
          <table:table-cell table:style-name="ce13" table:formula="of:=[.K27]*[.$L$10]" office:value-type="float" office:value="214.572138178548">
            <text:p>214.5721381785</text:p>
          </table:table-cell>
          <table:table-cell table:style-name="ce13" table:formula="of:=[.L27]*[.$L$10]" office:value-type="float" office:value="214.572138178548">
            <text:p>214.5721381785</text:p>
          </table:table-cell>
          <table:table-cell table:style-name="ce13" table:formula="of:=[.M27]*[.$L$10]" office:value-type="float" office:value="215.014256790021">
            <text:p>215.01425679</text:p>
          </table:table-cell>
          <table:table-cell table:style-name="ce13" table:formula="of:=[.N27]*[.$L$10]" office:value-type="float" office:value="215.014256790021">
            <text:p>215.01425679</text:p>
          </table:table-cell>
          <table:table-cell table:style-name="ce13" table:formula="of:=[.O27]*[.$L$10]" office:value-type="float" office:value="215.176183576505">
            <text:p>215.1761835765</text:p>
          </table:table-cell>
          <table:table-cell table:style-name="ce13" table:formula="of:=[.P27]*[.$L$10]" office:value-type="float" office:value="215.176183576505">
            <text:p>215.1761835765</text:p>
          </table:table-cell>
          <table:table-cell table:style-name="ce13" table:formula="of:=[.Q27]*[.$L$10]" office:value-type="float" office:value="214.83340084795">
            <text:p>214.833400848</text:p>
          </table:table-cell>
          <table:table-cell table:style-name="Default" office:value-type="string">
            <text:p>(cvT)</text:p>
          </table:table-cell>
          <table:table-cell table:style-name="Default" table:number-columns-repeated="5"/>
          <table:table-cell table:number-columns-repeated="1001"/>
        </table:table-row>
        <table:table-row table:style-name="ro2">
          <table:table-cell table:style-name="ce3" office:value-type="string">
            <text:p>c1</text:p>
          </table:table-cell>
          <table:table-cell table:style-name="ce12" table:formula="of:=[.B23]/COS([.B24])" office:value-type="float" office:value="49.8182905672123">
            <text:p>49.8182905672</text:p>
          </table:table-cell>
          <table:table-cell table:style-name="ce12" table:formula="of:=[.C23]/COS([.C24])" office:value-type="float" office:value="39.7474264036619">
            <text:p>39.7474264037</text:p>
          </table:table-cell>
          <table:table-cell table:style-name="ce12" table:formula="of:=[.D23]/COS([.D24])" office:value-type="float" office:value="48.4552857643322">
            <text:p>48.4552857643</text:p>
          </table:table-cell>
          <table:table-cell table:style-name="ce14" office:value-type="string">
            <text:p>m/s</text:p>
          </table:table-cell>
          <table:table-cell table:style-name="Default"/>
          <table:table-cell table:style-name="ce4" office:value-type="string">
            <text:p>h (kJ/kg)</text:p>
          </table:table-cell>
          <table:table-cell table:style-name="ce12" table:formula="of:=[.H28]+[.H24]/[.$L$6]" office:value-type="float" office:value="81579.5961331038">
            <text:p>81579.5961331038</text:p>
          </table:table-cell>
          <table:table-cell table:style-name="ce12" table:formula="of:=[.I28]+[.I24]/[.$L$6]" office:value-type="float" office:value="81945.8927120957">
            <text:p>81945.8927120957</text:p>
          </table:table-cell>
          <table:table-cell table:style-name="ce12" table:formula="of:=[.J28]+[.J24]/[.$L$6]" office:value-type="float" office:value="81945.8927120957">
            <text:p>81945.8927120957</text:p>
          </table:table-cell>
          <table:table-cell table:style-name="ce12" table:formula="of:=[.K28]+[.K24]/[.$L$6]" office:value-type="float" office:value="82163.8277831625">
            <text:p>82163.8277831625</text:p>
          </table:table-cell>
          <table:table-cell table:style-name="ce12" table:formula="of:=[.L28]+[.L24]/[.$L$6]" office:value-type="float" office:value="82163.8277831625">
            <text:p>82163.8277831625</text:p>
          </table:table-cell>
          <table:table-cell table:style-name="ce12" table:formula="of:=[.M28]+[.M24]/[.$L$6]" office:value-type="float" office:value="82756.7814223645">
            <text:p>82756.7814223645</text:p>
          </table:table-cell>
          <table:table-cell table:style-name="ce12" table:formula="of:=[.N28]+[.N24]/[.$L$6]" office:value-type="float" office:value="82756.7814223645">
            <text:p>82756.7814223645</text:p>
          </table:table-cell>
          <table:table-cell table:style-name="ce12" table:formula="of:=[.O28]+[.O24]/[.$L$6]" office:value-type="float" office:value="82974.715349899">
            <text:p>82974.715349899</text:p>
          </table:table-cell>
          <table:table-cell table:style-name="ce12" table:formula="of:=[.P28]+[.P24]/[.$L$6]" office:value-type="float" office:value="82974.715349899">
            <text:p>82974.715349899</text:p>
          </table:table-cell>
          <table:table-cell table:style-name="ce12" table:formula="of:=[.Q28]+[.Q24]/[.$L$6]" office:value-type="float" office:value="82513.855362139">
            <text:p>82513.855362139</text:p>
          </table:table-cell>
          <table:table-cell table:number-columns-repeated="3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string">
            <text:p>ctheta1</text:p>
          </table:table-cell>
          <table:table-cell table:style-name="ce12" table:formula="of:=[.B$19]-[.B28]*SIN([.B26])" office:value-type="float" office:value="-1.46461049510356">
            <text:p>-1.4646104951</text:p>
          </table:table-cell>
          <table:table-cell table:style-name="ce12" table:formula="of:=[.C$19]-[.C28]*SIN([.C26])" office:value-type="float" office:value="-2.47937633813961">
            <text:p>-2.4793763381</text:p>
          </table:table-cell>
          <table:table-cell table:style-name="ce12" table:formula="of:=[.D$19]-[.D28]*SIN([.D26])" office:value-type="float" office:value="-3.45229616702983">
            <text:p>-3.452296167</text:p>
          </table:table-cell>
          <table:table-cell table:style-name="ce14" office:value-type="string">
            <text:p>m/s</text:p>
          </table:table-cell>
          <table:table-cell table:style-name="Default"/>
          <table:table-cell table:style-name="ce4" office:value-type="string">
            <text:p>ho</text:p>
          </table:table-cell>
          <table:table-cell table:style-name="ce12" table:formula="of:=[.H28]+[.H25]/[.$L$6]" office:value-type="float" office:value="82359.8582178321">
            <text:p>82359.8582178321</text:p>
          </table:table-cell>
          <table:table-cell table:style-name="ce12" table:formula="of:=[.I28]+[.I25]/[.$L$6]" office:value-type="float" office:value="82360.1329999776">
            <text:p>82360.1329999776</text:p>
          </table:table-cell>
          <table:table-cell table:style-name="ce12" table:formula="of:=[.J28]+[.J25]/[.$L$6]" office:value-type="float" office:value="82360.1329999776">
            <text:p>82360.1329999776</text:p>
          </table:table-cell>
          <table:table-cell table:style-name="ce12" table:formula="of:=[.K28]+[.K25]/[.$L$6]" office:value-type="float" office:value="82795.8400717924">
            <text:p>82795.8400717924</text:p>
          </table:table-cell>
          <table:table-cell table:style-name="ce12" table:formula="of:=[.L28]+[.L25]/[.$L$6]" office:value-type="float" office:value="82795.8400717924">
            <text:p>82795.8400717924</text:p>
          </table:table-cell>
          <table:table-cell table:style-name="ce12" table:formula="of:=[.M28]+[.M25]/[.$L$6]" office:value-type="float" office:value="83388.7937109944">
            <text:p>83388.7937109944</text:p>
          </table:table-cell>
          <table:table-cell table:style-name="ce12" table:formula="of:=[.N28]+[.N25]/[.$L$6]" office:value-type="float" office:value="83388.7937109944">
            <text:p>83388.7937109944</text:p>
          </table:table-cell>
          <table:table-cell table:style-name="ce12" table:formula="of:=[.O28]+[.O25]/[.$L$6]" office:value-type="float" office:value="83388.9556377809">
            <text:p>83388.9556377809</text:p>
          </table:table-cell>
          <table:table-cell table:style-name="ce12" table:formula="of:=[.P28]+[.P25]/[.$L$6]" office:value-type="float" office:value="83388.9556377809">
            <text:p>83388.9556377809</text:p>
          </table:table-cell>
          <table:table-cell table:style-name="ce12" table:formula="of:=[.Q28]+[.Q25]/[.$L$6]" office:value-type="float" office:value="83388.6128550523">
            <text:p>83388.6128550523</text:p>
          </table:table-cell>
          <table:table-cell table:number-columns-repeated="3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5" office:value-type="string" table:number-columns-spanned="1" table:number-rows-spanned="2">
            <text:p>Alpha 2</text:p>
          </table:table-cell>
          <table:table-cell table:style-name="ce12" table:formula="of:=ATAN([.B37]/[.B23])" office:value-type="float" office:value="0.146012257711275">
            <text:p>0.1460122577</text:p>
          </table:table-cell>
          <table:table-cell table:style-name="ce12" table:formula="of:=ATAN([.C37]/[.C23])" office:value-type="float" office:value="0.302884868374971">
            <text:p>0.3028848684</text:p>
          </table:table-cell>
          <table:table-cell table:style-name="ce12" table:formula="of:=ATAN([.D37]/[.D23])" office:value-type="float" office:value="0.343023940420703">
            <text:p>0.3430239404</text:p>
          </table:table-cell>
          <table:table-cell table:style-name="ce14" office:value-type="string">
            <text:p>rad</text:p>
          </table:table-cell>
          <table:table-cell table:style-name="Default"/>
          <table:table-cell table:style-name="ce4" office:value-type="string">
            <text:p>Ma</text:p>
          </table:table-cell>
          <table:table-cell table:style-name="ce13" table:formula="of:=[.H$26]/SQRT([.$L$7]*[.H$24]/[.$L$6])" office:value-type="float" office:value="0.130597799873664">
            <text:p>0.1305977999</text:p>
          </table:table-cell>
          <table:table-cell table:style-name="ce13" table:formula="of:=[.I$26]/SQRT([.$L$7]*[.I$24]/[.$L$6])" office:value-type="float" office:value="0.0949439141341042">
            <text:p>0.0949439141</text:p>
          </table:table-cell>
          <table:table-cell table:style-name="ce13" table:formula="of:=[.J$26]/SQRT([.$L$7]*[.J$24]/[.$L$6])" office:value-type="float" office:value="0.0949439141341042">
            <text:p>0.0949439141</text:p>
          </table:table-cell>
          <table:table-cell table:style-name="ce13" table:formula="of:=[.K$26]/SQRT([.$L$7]*[.K$24]/[.$L$6])" office:value-type="float" office:value="0.117118610279543">
            <text:p>0.1171186103</text:p>
          </table:table-cell>
          <table:table-cell table:style-name="ce13" table:formula="of:=[.L$26]/SQRT([.$L$7]*[.L$24]/[.$L$6])" office:value-type="float" office:value="0.117118610279543">
            <text:p>0.1171186103</text:p>
          </table:table-cell>
          <table:table-cell table:style-name="ce13" table:formula="of:=[.M$26]/SQRT([.$L$7]*[.M$24]/[.$L$6])" office:value-type="float" office:value="0.116697495548097">
            <text:p>0.1166974955</text:p>
          </table:table-cell>
          <table:table-cell table:style-name="ce13" table:formula="of:=[.N$26]/SQRT([.$L$7]*[.N$24]/[.$L$6])" office:value-type="float" office:value="0.116697495548097">
            <text:p>0.1166974955</text:p>
          </table:table-cell>
          <table:table-cell table:style-name="ce13" table:formula="of:=[.O$26]/SQRT([.$L$7]*[.O$24]/[.$L$6])" office:value-type="float" office:value="0.0943523651778771">
            <text:p>0.0943523652</text:p>
          </table:table-cell>
          <table:table-cell table:style-name="ce13" table:formula="of:=[.P$26]/SQRT([.$L$7]*[.P$24]/[.$L$6])" office:value-type="float" office:value="0.0943523651778771">
            <text:p>0.0943523652</text:p>
          </table:table-cell>
          <table:table-cell table:style-name="ce13" table:formula="of:=[.Q$26]/SQRT([.$L$7]*[.Q$24]/[.$L$6])" office:value-type="float" office:value="0.137493495841724">
            <text:p>0.1374934958</text:p>
          </table:table-cell>
          <table:table-cell office:value-type="string">
            <text:p>(&lt;0.3 is incompressible)</text:p>
          </table:table-cell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1">
          <table:covered-table-cell table:style-name="ce6"/>
          <table:table-cell table:style-name="ce13" table:formula="of:=[.B31]*180/PI()" office:value-type="float" office:value="8.36588612403259">
            <text:p>8.365886124</text:p>
          </table:table-cell>
          <table:table-cell table:style-name="ce13" table:formula="of:=[.C31]*180/PI()" office:value-type="float" office:value="17.3540246362613">
            <text:p>17.3540246363</text:p>
          </table:table-cell>
          <table:table-cell table:style-name="ce13" table:formula="of:=[.D31]*180/PI()" office:value-type="float" office:value="19.6538240580533">
            <text:p>19.6538240581</text:p>
          </table:table-cell>
          <table:table-cell table:style-name="ce13" office:value-type="string">
            <text:p>deg</text:p>
          </table:table-cell>
          <table:table-cell table:style-name="Default" table:number-columns-repeated="8"/>
          <table:table-cell table:number-columns-repeated="7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5" office:value-type="string" table:number-columns-spanned="1" table:number-rows-spanned="2">
            <text:p>Beta 2</text:p>
          </table:table-cell>
          <table:table-cell table:style-name="ce12" table:formula="of:=ATAN(([.B$5]-[.B$7]/2)/[.B$6])" office:value-type="float" office:value="0.415492095940891">
            <text:p>0.4154920959</text:p>
          </table:table-cell>
          <table:table-cell table:style-name="ce12" table:formula="of:=ATAN(([.C$5]-[.C$7]/2)/[.C$6])" office:value-type="float" office:value="0.753151280962194">
            <text:p>0.753151281</text:p>
          </table:table-cell>
          <table:table-cell table:style-name="ce12" table:formula="of:=ATAN(([.D$5]-[.D$7]/2)/[.D$6])" office:value-type="float" office:value="0.819867264396956">
            <text:p>0.8198672644</text:p>
          </table:table-cell>
          <table:table-cell table:style-name="ce14" office:value-type="string">
            <text:p>rad</text:p>
          </table:table-cell>
          <table:table-cell table:style-name="Default"/>
          <table:table-cell table:style-name="ce18" table:number-columns-repeated="7"/>
          <table:table-cell table:number-columns-repeated="7"/>
          <table:table-cell table:style-name="Default" table:number-columns-repeated="3"/>
          <table:table-cell table:number-columns-repeated="1001"/>
        </table:table-row>
        <table:table-row table:style-name="ro1">
          <table:covered-table-cell table:style-name="ce3"/>
          <table:table-cell table:style-name="ce12" table:formula="of:=[.B33]*180/PI()" office:value-type="float" office:value="23.8059435184577">
            <text:p>23.8059435185</text:p>
          </table:table-cell>
          <table:table-cell table:style-name="ce12" table:formula="of:=[.C33]*180/PI()" office:value-type="float" office:value="43.1523897340054">
            <text:p>43.152389734</text:p>
          </table:table-cell>
          <table:table-cell table:style-name="ce12" table:formula="of:=[.D33]*180/PI()" office:value-type="float" office:value="46.974934010882">
            <text:p>46.9749340109</text:p>
          </table:table-cell>
          <table:table-cell table:style-name="ce14" office:value-type="string">
            <text:p>deg</text:p>
          </table:table-cell>
          <table:table-cell table:style-name="Default"/>
          <table:table-cell table:style-name="ce18" table:number-columns-repeated="7"/>
          <table:table-cell table:number-columns-repeated="7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string">
            <text:p>w2</text:p>
          </table:table-cell>
          <table:table-cell table:style-name="ce12" table:formula="of:=[.B23]/COS([.B33])" office:value-type="float" office:value="54.4275745295481">
            <text:p>54.4275745295</text:p>
          </table:table-cell>
          <table:table-cell table:style-name="ce12" table:formula="of:=[.C23]/COS([.C33])" office:value-type="float" office:value="54.376968282232">
            <text:p>54.3769682822</text:p>
          </table:table-cell>
          <table:table-cell table:style-name="ce12" table:formula="of:=[.D23]/COS([.D33])" office:value-type="float" office:value="70.8351950324003">
            <text:p>70.8351950324</text:p>
          </table:table-cell>
          <table:table-cell table:style-name="ce14" office:value-type="string">
            <text:p>m/s</text:p>
          </table:table-cell>
          <table:table-cell table:style-name="Default"/>
          <table:table-cell table:style-name="ce18" table:number-columns-repeated="7"/>
          <table:table-cell table:number-columns-repeated="7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string">
            <text:p>c2</text:p>
          </table:table-cell>
          <table:table-cell table:style-name="ce12" table:formula="of:=[.B23]/COS([.B31])" office:value-type="float" office:value="50.3323364120524">
            <text:p>50.3323364121</text:p>
          </table:table-cell>
          <table:table-cell table:style-name="ce12" table:formula="of:=[.C23]/COS([.C31])" office:value-type="float" office:value="41.561920965489">
            <text:p>41.5619209655</text:p>
          </table:table-cell>
          <table:table-cell table:style-name="ce12" table:formula="of:=[.D23]/COS([.D31])" office:value-type="float" office:value="51.3220721551695">
            <text:p>51.3220721552</text:p>
          </table:table-cell>
          <table:table-cell table:style-name="ce14" office:value-type="string">
            <text:p>m/s</text:p>
          </table:table-cell>
          <table:table-cell table:style-name="Default"/>
          <table:table-cell table:style-name="ce18" table:number-columns-repeated="3"/>
          <table:table-cell table:style-name="ce19"/>
          <table:table-cell table:style-name="ce18" table:number-columns-repeated="3"/>
          <table:table-cell table:number-columns-repeated="7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string">
            <text:p>ctheta2</text:p>
          </table:table-cell>
          <table:table-cell table:style-name="ce12" table:formula="of:=[.B$19]-[.B35]*SIN([.B33])" office:value-type="float" office:value="7.32305247551781">
            <text:p>7.3230524755</text:p>
          </table:table-cell>
          <table:table-cell table:style-name="ce12" table:formula="of:=[.C$19]-[.C35]*SIN([.C33])" office:value-type="float" office:value="12.396881690698">
            <text:p>12.3968816907</text:p>
          </table:table-cell>
          <table:table-cell table:style-name="ce12" table:formula="of:=[.D$19]-[.D35]*SIN([.D33])" office:value-type="float" office:value="17.2614808351491">
            <text:p>17.2614808351</text:p>
          </table:table-cell>
          <table:table-cell table:style-name="ce14" office:value-type="string">
            <text:p>m/s</text:p>
          </table:table-cell>
          <table:table-cell table:style-name="Default"/>
          <table:table-cell table:style-name="ce19"/>
          <table:table-cell table:style-name="ce18"/>
          <table:table-cell table:style-name="ce19" table:number-columns-repeated="5"/>
          <table:table-cell table:number-columns-repeated="7"/>
          <table:table-cell table:style-name="Default" table:number-columns-repeated="3"/>
          <table:table-cell table:number-columns-repeated="1001"/>
        </table:table-row>
        <table:table-row table:style-name="ro2">
          <table:table-cell table:style-name="ce3" office:value-type="string">
            <text:p>dctheta</text:p>
          </table:table-cell>
          <table:table-cell table:style-name="ce12" table:formula="of:=[.B37]-[.B30]" office:value-type="float" office:value="8.78766297062137">
            <text:p>8.7876629706</text:p>
          </table:table-cell>
          <table:table-cell table:style-name="ce12" table:formula="of:=[.C37]-[.C30]" office:value-type="float" office:value="14.8762580288376">
            <text:p>14.8762580288</text:p>
          </table:table-cell>
          <table:table-cell table:style-name="ce12" table:formula="of:=[.D37]-[.D30]" office:value-type="float" office:value="20.7137770021789">
            <text:p>20.7137770022</text:p>
          </table:table-cell>
          <table:table-cell table:style-name="ce14" office:value-type="string">
            <text:p>m/s</text:p>
          </table:table-cell>
          <table:table-cell table:style-name="Default"/>
          <table:table-cell table:style-name="Default" office:value-type="string">
            <text:p>Table 8: Design 1</text:p>
          </table:table-cell>
          <table:table-cell table:number-columns-repeated="3"/>
          <table:table-cell table:style-name="ce19" table:number-columns-repeated="3"/>
          <table:table-cell table:number-columns-repeated="7"/>
          <table:table-cell table:style-name="Default" table:number-columns-repeated="3"/>
          <table:table-cell table:number-columns-repeated="1001"/>
        </table:table-row>
        <table:table-row table:style-name="ro2">
          <table:table-cell table:style-name="ce3" office:value-type="string">
            <text:p>dalpha</text:p>
          </table:table-cell>
          <table:table-cell table:style-name="ce12" table:formula="of:=[.B25]-[.B32]" office:value-type="float" office:value="-10.0505704419289">
            <text:p>-10.0505704419</text:p>
          </table:table-cell>
          <table:table-cell table:style-name="ce12" table:formula="of:=[.C25]-[.C32]" office:value-type="float" office:value="-20.9303590112587">
            <text:p>-20.9303590113</text:p>
          </table:table-cell>
          <table:table-cell table:style-name="ce12" table:formula="of:=[.D25]-[.D32]" office:value-type="float" office:value="-23.7394408380282">
            <text:p>-23.739440838</text:p>
          </table:table-cell>
          <table:table-cell table:style-name="ce14" office:value-type="string">
            <text:p>deg</text:p>
          </table:table-cell>
          <table:table-cell table:style-name="Default" table:number-columns-repeated="2"/>
          <table:table-cell table:style-name="ce7" office:value-type="string">
            <text:p>root</text:p>
          </table:table-cell>
          <table:table-cell table:style-name="ce7" office:value-type="string">
            <text:p>mid</text:p>
          </table:table-cell>
          <table:table-cell table:style-name="ce7" office:value-type="string">
            <text:p>tip</text:p>
          </table:table-cell>
          <table:table-cell table:style-name="ce19" table:number-columns-repeated="3"/>
          <table:table-cell table:number-columns-repeated="7"/>
          <table:table-cell table:style-name="Default" table:number-columns-repeated="3"/>
          <table:table-cell table:number-columns-repeated="1001"/>
        </table:table-row>
        <table:table-row table:style-name="ro2">
          <table:table-cell table:style-name="ce3" office:value-type="string">
            <text:p>dbeta</text:p>
          </table:table-cell>
          <table:table-cell table:style-name="ce12" table:formula="of:=[.B27]-[.B34]" office:value-type="float" office:value="7.89548615104801">
            <text:p>7.895486151</text:p>
          </table:table-cell>
          <table:table-cell table:style-name="ce12" table:formula="of:=[.C27]-[.C34]" office:value-type="float" office:value="9.54366198801117">
            <text:p>9.543661988</text:p>
          </table:table-cell>
          <table:table-cell table:style-name="ce12" table:formula="of:=[.D27]-[.D34]" office:value-type="float" office:value="9.33499846313823">
            <text:p>9.3349984631</text:p>
          </table:table-cell>
          <table:table-cell table:style-name="ce14" office:value-type="string">
            <text:p>deg</text:p>
          </table:table-cell>
          <table:table-cell table:style-name="Default"/>
          <table:table-cell table:style-name="ce3" office:value-type="string">
            <text:p>Reaction</text:p>
          </table:table-cell>
          <table:table-cell table:number-columns-repeated="3" table:style-name="ce8" office:value-type="float" office:value="0.9">
            <text:p>0.9</text:p>
          </table:table-cell>
          <table:table-cell table:style-name="ce19" table:number-columns-repeated="3"/>
          <table:table-cell table:number-columns-repeated="7"/>
          <table:table-cell table:style-name="Default" table:number-columns-repeated="3"/>
          <table:table-cell table:number-columns-repeated="1001"/>
        </table:table-row>
        <table:table-row table:style-name="ro2">
          <table:table-cell table:style-name="ce7" office:value-type="string">
            <text:p>Avg. Beta</text:p>
          </table:table-cell>
          <table:table-cell table:style-name="ce13" table:formula="of:=AVERAGE([.B27];[.B34])" office:value-type="float" office:value="27.7536865939817">
            <text:p>27.753686594</text:p>
          </table:table-cell>
          <table:table-cell table:style-name="ce13" table:formula="of:=AVERAGE([.C27];[.C34])" office:value-type="float" office:value="47.924220728011">
            <text:p>47.924220728</text:p>
          </table:table-cell>
          <table:table-cell table:style-name="ce13" table:formula="of:=AVERAGE([.D27];[.D34])" office:value-type="float" office:value="51.6424332424511">
            <text:p>51.6424332425</text:p>
          </table:table-cell>
          <table:table-cell table:style-name="ce14" office:value-type="string">
            <text:p>deg</text:p>
          </table:table-cell>
          <table:table-cell table:style-name="Default"/>
          <table:table-cell table:style-name="ce3" office:value-type="string">
            <text:p>Flow Coefficient φ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0.45">
            <text:p>0.45</text:p>
          </table:table-cell>
          <table:table-cell table:style-name="ce19" table:number-columns-repeated="3"/>
          <table:table-cell table:number-columns-repeated="7"/>
          <table:table-cell table:style-name="Default" table:number-columns-repeated="3"/>
          <table:table-cell table:number-columns-repeated="1001"/>
        </table:table-row>
        <table:table-row table:style-name="ro2">
          <table:table-cell table:style-name="ce7" office:value-type="string">
            <text:p>Avg Alpha</text:p>
          </table:table-cell>
          <table:table-cell table:style-name="ce13" table:formula="of:=AVERAGE([.B32];[.B25])" office:value-type="float" office:value="3.34060090306815">
            <text:p>3.3406009031</text:p>
          </table:table-cell>
          <table:table-cell table:style-name="ce13" table:formula="of:=AVERAGE([.C32];[.C25])" office:value-type="float" office:value="6.88884513063197">
            <text:p>6.8888451306</text:p>
          </table:table-cell>
          <table:table-cell table:style-name="ce13" table:formula="of:=AVERAGE([.D32];[.D25])" office:value-type="float" office:value="7.78410363903921">
            <text:p>7.784103639</text:p>
          </table:table-cell>
          <table:table-cell table:style-name="ce14" office:value-type="string">
            <text:p>deg</text:p>
          </table:table-cell>
          <table:table-cell table:style-name="Default"/>
          <table:table-cell table:style-name="ce3" office:value-type="string">
            <text:p>Stage Loading ψ</text:p>
          </table:table-cell>
          <table:table-cell table:number-columns-repeated="3" table:style-name="ce8" office:value-type="float" office:value="0.3">
            <text:p>0.3</text:p>
          </table:table-cell>
          <table:table-cell table:style-name="ce19" table:number-columns-repeated="3"/>
          <table:table-cell table:number-columns-repeated="7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 table:style-name="ce20" table:number-columns-repeated="2"/>
          <table:table-cell table:style-name="ce19" table:number-columns-repeated="5"/>
          <table:table-cell table:number-columns-repeated="7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style-name="ce20" table:number-columns-repeated="2"/>
          <table:table-cell table:style-name="ce19" table:number-columns-repeated="5"/>
          <table:table-cell table:number-columns-repeated="7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 table:style-name="ce20" table:number-columns-repeated="2"/>
          <table:table-cell table:style-name="ce19" table:number-columns-repeated="5"/>
          <table:table-cell table:number-columns-repeated="7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style-name="ce20" table:number-columns-repeated="2"/>
          <table:table-cell table:style-name="ce19" table:number-columns-repeated="5"/>
          <table:table-cell table:number-columns-repeated="7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12"/>
          <table:table-cell table:style-name="Default" table:number-columns-repeated="3"/>
          <table:table-cell table:number-columns-repeated="1001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4"/>
          <table:table-cell table:style-name="Default" table:number-columns-repeated="3"/>
          <table:table-cell table:number-columns-repeated="1001"/>
        </table:table-row>
        <table:table-row table:style-name="ro1">
          <table:table-cell table:number-columns-repeated="5"/>
          <table:table-cell table:style-name="Default" table:number-columns-repeated="18"/>
          <table:table-cell table:number-columns-repeated="1001"/>
        </table:table-row>
        <table:table-row table:style-name="ro1" table:number-rows-repeated="59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lytropic process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 style:data-style-name="N2" text:time-value="0000-00-00T19:08:08.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7T15:28:33.82</meta:creation-date>
    <dc:date>2013-11-20T21:44:48.78</dc:date>
    <meta:editing-duration>P14DT1H37M16S</meta:editing-duration>
    <meta:editing-cycles>33</meta:editing-cycles>
    <meta:generator>LibreOffice/4.0.3.3$Windows_x86 LibreOffice_project/0eaa50a932c8f2199a615e1eb30f7ac74279539</meta:generator>
    <meta:document-statistic meta:table-count="3" meta:cell-count="350" meta:object-count="0"/>
  </office:meta>
</office:document-meta>
</file>